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劉鳳學帶領的"新古典舞團", 將法國作家聖修伯里的&lt;小王子&gt;, 更新成了一個結合聲光色的嶄新兒童舞劇&lt;小王子3.0&gt;.在這個現實與夢境交織成的童話世界裡, "小王子"經歷了更豐富的生命, 體驗了更多的愛與希望.小王子分別造訪了祈恩的"德卡布魯星球", 稟儒的"啵啵星球", 以安的"芙拉星球", 在那裡, 他和朋友嬉戲, 對話, 也遇到驚險, 新古典舞團大舞者們陪同小舞者們共同演繹出友誼, 愛, 爭競和恐懼.這是一齣溫馨的演出, 舞台上很多親子檔, 最小的舞者, 年僅四歲.而劉老師許多經典的肢體動作與三度空間運用, 更是豐富的視覺饗宴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28:13.198000000</dc:date>
    <meta:editing-duration>PT2S</meta:editing-duration>
    <meta:editing-cycles>1</meta:editing-cycles>
    <meta:document-statistic meta:table-count="0" meta:image-count="0" meta:object-count="0" meta:page-count="1" meta:paragraph-count="1" meta:word-count="243" meta:character-count="270" meta:non-whitespace-character-count="252"/>
    <meta:generator>LibreOffice/7.3.7.2$Windows_X86_64 LibreOffice_project/e114eadc50a9ff8d8c8a0567d6da8f454beeb84f</meta:generator>
  </office:meta>
</office:document-meta>
</file>